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EncodeParam.setTileSize( int tileWidth , int tile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EncodeParam.setWriteTiled( boolean writeT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Extra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Extra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setJPEGCompressRGBToYCbCr( boolean convertJPEGRGBToYCbC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Til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TIFFEn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IFFEncodeParam.getDeflat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JPEGEncod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setDeflateLevel( int deflate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FFEncodeParam.getTil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setJPEGEncodeParam( JPEGEncodeParam jpegEncode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FFEncodeParam.getWriteT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setCompression( int com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IFFEncodeParam.setExtraFields( TIFFField [ ] extraFie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setExtraImages( Iterator extra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EncodeParam.getJPEGCompressRGBToYCbC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